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style>
    <style:style style:name="P2" style:family="paragraph" style:parent-style-name="Tesis-Normal" style:list-style-name="L1"/>
    <style:style style:name="P3" style:family="paragraph" style:parent-style-name="Tesis-Normal">
      <style:text-properties officeooo:paragraph-rsid="00093159"/>
    </style:style>
    <style:style style:name="P4" style:family="paragraph" style:parent-style-name="Tesis-Normal">
      <style:text-properties officeooo:paragraph-rsid="000af67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officeooo:rsid="00093159"/>
    </style:style>
    <style:style style:name="T3" style:family="text">
      <style:text-properties fo:font-weight="bold" style:font-weight-asian="bold" style:font-weight-complex="bold"/>
    </style:style>
    <style:style style:name="T4" style:family="text">
      <style:text-properties fo:font-weight="bold" officeooo:rsid="00093159"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093159" style:font-weight-asian="bold" style:font-weight-complex="bold"/>
    </style:style>
    <style:style style:name="T7" style:family="text">
      <style:text-properties officeooo:rsid="000af674"/>
    </style:style>
    <style:style style:name="T8" style:family="text">
      <style:text-properties officeooo:rsid="000bdb74"/>
    </style:style>
    <style:style style:name="T9" style:family="text">
      <style:text-properties officeooo:rsid="000dcc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159441" text:style-name="Numbering_20_1">
        <text:list-item>
          <text:list>
            <text:list-header>
              <text:h text:style-name="Tesis-SubSeccionNumerada" text:outline-level="2">Business Intelligence (BI)</text:h>
            </text:list-header>
          </text:list>
        </text:list-item>
      </text:list>
      <text:p text:style-name="Tesis-Normal">BI es el término que caracteriza una amplia variedad de tecnologías, plataformas de software, especificaciones de aplicaciones y procesos. El objetivo primario de la BI es contribuir a tomar decisiones que mejoren el desempeño de la organización y promover su ventaja competitiva en el mercado. </text:p>
      <text:p text:style-name="Tesis-Normal">En el caso de los Organismos públicos garantizan la calidad de vida de la sociedad. BI faculta a la organización a tomar decisiones, a ahorrar tiempo y provee confiabilidad y precisión. Este concepto requiere que se lo analice desde tres perspectivas: 1)La toma de decisiones en menor tiempo, 2) confiabilidad y precision, 3)converc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 </text:p>
      <text:p text:style-name="Tesis-Normal">BI puede describirse como una aplicación relacional para la administración, como un estado organizacional o una filosofía de administración. En resumen, BI se 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p text:style-name="Tesis-Normal">Business Intelligence hizo su aparición en 1996, la Información emergerá en las empresas de vanguardia, con las aplicaciones de <text:span text:style-name="T2">BI</text:span> ampliamente disponibles a nivel de empleados, consultores, clientes, proveedores y el público en general. La clave para surgir en un mercado competitivo es mantenerse delante de sus competidores. Se requiere mas que intuición para tomar decisiones correctas basadas en información exacta y actualizada. Las herramientas de reporte, consulta y análisis de datos pueden ayudar a los usuarios de negocios a navegar a través de un mar de información para sintetizar la información valiosa que en él se encuentra hoy en día esta categoría de herramientas se les llama Inteligencia de Negocios.</text:p>
      <text:p text:style-name="P3"><text:span text:style-name="T6">BI</text:span><text:span text:style-name="T5"> Nivel Operativo:</text:span> <text:s/>permite que los empleados que trabajan con información operativa puedan recibir la misma de una manera oportuna, exacta y adecuada y se componen básicamente de <text:soft-page-break/>herramientas de reportes u hojas de cálculo con un formato fijo cuya información se actualiza frecuentemente.</text:p>
      <text:p text:style-name="Tesis-Normal"><text:span text:style-name="T6">BI </text:span><text:span text:style-name="T5">Nivel Táctico:</text:span> permite que los analistas de datos y la gerencia media de la empresa utilicen herramientas de análisis y consulta con el propósito de tener acceso a la información sin intervención de terceros.</text:p>
      <text:p text:style-name="Tesis-Normal">Con éste tipo de herramientas también se puede determinar si en un período específico es usual o inusual que se produzcan éstos comportamientos anormales en la demanda, de manera de poder anticiparnos a ellos y poder aprovechar ésta situación para aumentar el impacto positivo o minimizar el impacto negativo según sea el caso.</text:p>
      <text:p text:style-name="Tesis-Normal"><text:span text:style-name="T6">BI</text:span><text:span text:style-name="T5"> Nivel Estratégico:</text:span> permite que la alta dirección de las empresas pueda analizar y monitorear tendencias, patrones, metas y objetivos estratégicos de la organización. </text:p>
      <text:p text:style-name="Tesis-Normal">Un esquema de trabajo multidimensional para describir, implementar y administrar estrategia a todo nivel dentro de una empresa, a través de la vinculación de objetivos, iniciativas y mediciones a la estrategia de la organización.-</text:p>
      <text:list xml:id="list29159443" text:style-name="L1">
        <text:list-item>
          <text:p text:style-name="P2">Promueve la alineación estratégica de toda la organización a partir de la transformación de la Visión y Estrategia en planes concretos de acción.</text:p>
        </text:list-item>
        <text:list-item>
          <text:p text:style-name="P2">Fomenta el trabajo en equipo y por consiguiente la colaboración y la coordinación al conducir a toda la organización hacia la consecución de la estrategia definida.</text:p>
        </text:list-item>
        <text:list-item>
          <text:p text:style-name="P2">Facilita la comunicación de los planes estratégicos a toda la empresa.</text:p>
        </text:list-item>
        <text:list-item>
          <text:p text:style-name="P2">Integra y sintetiza un gran volumen de datos e indicadores que surgen de la gestión diaria de las operaciones.</text:p>
        </text:list-item>
        <text:list-item>
          <text:p text:style-name="P2">Desarrolla el conocimiento y el capital humano, bases fundamentales para alcanzar los objetivos estratégicos.</text:p>
        </text:list-item>
      </text:list>
      <text:list xml:id="list30667494" text:continue-list="list29159441" text:style-name="Numbering_20_1">
        <text:list-item>
          <text:list>
            <text:list-header>
              <text:h text:style-name="Tesis-SubSeccionNumerada" text:outline-level="2">Datawarehouse</text:h>
            </text:list-header>
          </text:list>
        </text:list-item>
      </text:list>
      <text:p text:style-name="Tesis-Normal">El término Datawarehouse es <text:span text:style-name="T1">una colección de datos orientados a temas, integrados, variable en el tiempo y no volátil que ayudan al proceso de toma de decisiones gerenciales.</text:span></text:p>
      <text:p text:style-name="Tesis-Normal"><text:soft-page-break/>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P4"><text:span text:style-name="T7">Cuando se construye el "Data Warehouse", el impacto más grande sobre la gente técnica está dada por la curva de aprendizaje, muchas destrezas nuevas se deben aprender, incluyendo: conceptos y estructura de la herramienta que se esta utilizando en la organización.</text:span></text:p>
      <text:p text:style-name="P4"><text:span text:style-name="T7">"Data Warehouse" introduce hoy nuevas tecnologías y cambia la manera que nosotros usamos la tecnología existente. Nuevas responsabilidades de soporte, demandas de recursos y expectativas, son los efectos de estos cambios.</text:span></text:p>
      <text:p text:style-name="P4"><text:span text:style-name="T7">Los proces</text:span><text:span text:style-name="T7">os empresariales pueden ser optimizados. El tiempo perdido esperando por información que finalmente es incorrecta o no encontrada, es eliminada. Asi como Conexiones y dependencias entre procesos empresariales se vuelven más claros y entendibles.</text:span></text:p>
      <text:p text:style-name="P4"><text:span text:style-name="T7">Cuando los datos son organizados y estructurados, los empleados aprende mucho de los sistemas de información. Y a tenerlos en orden.</text:span></text:p>
      <text:p text:style-name="P4"><text:span text:style-name="T7">Dadas las características de un sistema de Data Warehous</text:span><text:span text:style-name="T8">e</text:span><text:span text:style-name="T7">, su aplicación puede tener variados fines, en una diversidad de industrias. Podemos decir que su aplicación más </text:span><text:span text:style-name="T8">fuerte</text:span><text:span text:style-name="T7"> corresponde a entornos de </text:span><text:span text:style-name="T8">organizaciones</text:span><text:span text:style-name="T7"> en los que se identifican grandes volúmenes de datos, asociados a: cantidad de clientes, variedad de productos y cantidad de transacciones </text:span><text:span text:style-name="T8">que manejan la misma</text:span><text:span text:style-name="T7">.</text:span></text:p>
      <text:p text:style-name="P1"/>
      <text:list xml:id="list30638505" text:continue-numbering="true" text:style-name="Numbering_20_1">
        <text:list-item>
          <text:list>
            <text:list-header>
              <text:h text:style-name="Tesis-SubSeccionNumerada" text:outline-level="2">OLAP</text:h>
            </text:list-header>
          </text:list>
        </text:list-item>
      </text:list>
      <text:p text:style-name="Tesis-Normal">El término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1">Business Performance Management</text:span>, planificación, presupuestos, previsiones, informes financieros, análisis, modelos de <text:soft-page-break/>simulación, descubrimiento de conocimiento e informes de depósito de datos. OLAP permite a los usuarios realizar análisis ad hoc de los datos en múltiples dimensiones, lo que proporciona el conocimiento y la comprensión que necesitan para tomar decisiones mejor.</text:p>
      <text:list xml:id="list30661524" text:continue-numbering="true" text:style-name="Numbering_20_1">
        <text:list-item>
          <text:list>
            <text:list-header>
              <text:h text:style-name="Tesis-SubSeccionNumerada" text:outline-level="2">Tablero de control (TdeC)</text:h>
            </text:list-header>
          </text:list>
        </text:list-item>
      </text:list>
      <text:p text:style-name="Tesis-Normal">El término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p>
      <text:p text:style-name="Tesis-Normal">Para la búsqueda de información de los organismos públicos, el tablero de control de la Provincia de Misiones; y para las organizaciones privadas, se buscará información de las grandes organizaciones de la provincia, relevada en el proyecto de Investigación.- </text:p>
      <text:list xml:id="list30639212"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6]<text:reference-mark-end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 que comprende un esquema explicativo de las operaciones que se deben realizar para su debido cumplimiento con el fin de mejorar el proceso de enseñanza, <text:s/>optimizar la capacidad y fomentar el desarro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sis-Normal" style:family="paragraph" style:parent-style-name="Standard" style:master-page-name="">
      <style:paragraph-properties fo:margin="100%" fo:margin-left="0cm" fo:margin-right="0cm" fo:margin-top="0cm" fo:margin-bottom="0.499cm" style:contextual-spacing="false" fo:line-height="150%" fo:text-align="justify" style:justify-single-word="false" fo:text-indent="1cm" style:auto-text-indent="false" style:page-number="auto"/>
      <style:text-properties style:font-name="Times New Roman1" style:font-size-asian="10.5pt"/>
    </style:style>
    <style:style style:name="Tesis-SeccionNumerada" style:family="paragraph" style:parent-style-name="Header" style:next-style-name="Tesis-Normal"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4M38S</meta:editing-duration>
    <meta:editing-cycles>7</meta:editing-cycles>
    <meta:generator>LibreOffice/3.6$Windows_x86 LibreOffice_project/da8c1e6-fd468f4-454e206-f42a4a9-143cfd</meta:generator>
    <dc:date>2013-02-15T10:50:43.81</dc:date>
    <meta:document-statistic meta:table-count="0" meta:image-count="0" meta:object-count="0" meta:page-count="4" meta:paragraph-count="32" meta:word-count="1282" meta:character-count="8443" meta:non-whitespace-character-count="7185"/>
    <meta:user-defined meta:name="Info 1"/>
    <meta:user-defined meta:name="Info 2"/>
    <meta:user-defined meta:name="Info 3"/>
    <meta:user-defined meta:name="Info 4"/>
  </office:meta>
</office:document-meta>
</file>